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29" calcext:value-type="float">
            <text:p>4029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74" calcext:value-type="float">
            <text:p>74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6])" office:value-type="float" office:value="4029.71" calcext:value-type="float">
            <text:p>4029.7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1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7];[.C86])" office:value-type="float" office:value="3544.43" calcext:value-type="float">
            <text:p>3544.43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4:15:28.091618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8T21:07:19.456342726</dc:date>
    <meta:editing-duration>P6DT11H47M18S</meta:editing-duration>
    <meta:editing-cycles>633</meta:editing-cycles>
    <meta:generator>LibreOffice/24.8.4.2$Linux_X86_64 LibreOffice_project/480$Build-2</meta:generator>
    <meta:document-statistic meta:table-count="10" meta:cell-count="2322" meta:object-count="0"/>
  </office:meta>
</office:document-meta>
</file>